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5.4862in"/>
    </style:style>
    <style:style style:name="co4" style:family="table-column">
      <style:table-column-properties fo:break-before="auto" style:column-width="2.1008in"/>
    </style:style>
    <style:style style:name="co5" style:family="table-column">
      <style:table-column-properties fo:break-before="auto" style:column-width="1.5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Liberation Serif" style:font-name-asian="DejaVu Sans" style:font-name-complex="Noto Sans Arab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ENTITY TABL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AMS</text:p>
          </table:table-cell>
          <table:table-cell table:number-columns-repeated="3"/>
          <table:table-cell office:value-type="string" calcext:value-type="string">
            <text:p>TEAMS &amp; PLAYERS</text:p>
          </table:table-cell>
          <table:table-cell office:value-type="string" calcext:value-type="string">
            <text:p>1:N</text:p>
          </table:table-cell>
          <table:table-cell office:value-type="string" calcext:value-type="string">
            <text:p>FK ON P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AMS &amp; ROLES</text:p>
          </table:table-cell>
          <table:table-cell office:value-type="string" calcext:value-type="string">
            <text:p>NOT RELEV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UNIQUE</text:p>
          </table:table-cell>
          <table:table-cell/>
          <table:table-cell office:value-type="string" calcext:value-type="string">
            <text:p>TEAMS &amp; HEROES</text:p>
          </table:table-cell>
          <table:table-cell office:value-type="string" calcext:value-type="string">
            <text:p>N:M</text:p>
          </table:table-cell>
          <table:table-cell office:value-type="string" calcext:value-type="string">
            <text:p>JUNCTION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UNIQUE, NOT NU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m_prof_img_url</text:p>
          </table:table-cell>
          <table:table-cell office:value-type="string" calcext:value-type="string">
            <text:p>VARCHAR (2048)</text:p>
          </table:table-cell>
          <table:table-cell office:value-type="string" calcext:value-type="string">
            <text:p>NOT NULL <text:s text:c="2"/>CHECK (team_prof_img_url ~ '^https?://.+$') DEFAULT</text:p>
          </table:table-cell>
          <table:table-cell office:value-type="string" calcext:value-type="string">
            <text:p>sum should be calculated and added up automatically when submitting form</text:p>
          </table:table-cell>
          <table:table-cell office:value-type="string" calcext:value-type="string">
            <text:p>PLAYERS &amp; ROLES </text:p>
          </table:table-cell>
          <table:table-cell office:value-type="string" calcext:value-type="string">
            <text:p>N:M</text:p>
          </table:table-cell>
          <table:table-cell office:value-type="string" calcext:value-type="string">
            <text:p>JUNCTION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<text:s/>NOT NULL DEFAULT CURRENT_TIMESTAMP</text:p>
          </table:table-cell>
          <table:table-cell/>
          <table:table-cell office:value-type="string" calcext:value-type="string">
            <text:p>PLAYERS &amp; HEROES</text:p>
          </table:table-cell>
          <table:table-cell office:value-type="string" calcext:value-type="string">
            <text:p>N:M</text:p>
          </table:table-cell>
          <table:table-cell office:value-type="string" calcext:value-type="string">
            <text:p>JUNCITON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_description</text:p>
          </table:table-cell>
          <table:table-cell office:value-type="string" calcext:value-type="string">
            <text:p>VARCHAR (255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OLES &amp; HEROES</text:p>
          </table:table-cell>
          <table:table-cell office:value-type="string" calcext:value-type="string">
            <text:p>DONT C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, 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m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, CHECK &g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_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T NULL DEFAULT CURRENT_TIMESTAMP</text:p>
          </table:table-cell>
          <table:table-cell office:value-type="string" calcext:value-type="string">
            <text:p>log date and time when data was ente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 → ON DELETE SET NULL, ON UPDATE CASCADE</text:p>
          </table:table-cell>
          <table:table-cell office:value-type="string" calcext:value-type="string">
            <text:p>can be nu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_ro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 → ON DELETE NO ACTION ON UPDATE CASCA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_t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 → ON DELETE NO ACTION ON UPDATE CASCA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_sub_t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 → ON DELETE NO ACTION ON UPDATE CASCA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sty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 → ON DELETE NO ACTION ON UPDATE CASCA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er_prof_img_url</text:p>
          </table:table-cell>
          <table:table-cell office:value-type="string" calcext:value-type="string">
            <text:p>VARCHAR (2048)</text:p>
          </table:table-cell>
          <table:table-cell office:value-type="string" calcext:value-type="string">
            <text:p><text:span text:style-name="T1">NOT NULL CHECK (player_prof_img_url </text:span>~ '^https?://.+$') DEFAULT img_url</text:p>
          </table:table-cell>
          <table:table-cell office:value-type="string" calcext:value-type="string">
            <text:p>basic heck for https and at least a letter, enough for database-level integrity, might need to add additional logic in middle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_description</text:p>
          </table:table-cell>
          <table:table-cell office:value-type="string" calcext:value-type="string">
            <text:p>VARCHAR (255)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UNIQUE, NOT NULL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ERO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UNIQUE, NOT NU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_code</text:p>
          </table:table-cell>
          <table:table-cell table:style-name="ce2" office:value-type="string" calcext:value-type="string">
            <text:p>VARCHAR(50)</text:p>
          </table:table-cell>
          <table:table-cell table:style-name="ce3" office:value-type="string" calcext:value-type="string">
            <text:p>UNIQUE NOT NU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o_img_url</text:p>
          </table:table-cell>
          <table:table-cell office:value-type="string" calcext:value-type="string">
            <text:p>VARCHAR (2048)</text:p>
          </table:table-cell>
          <table:table-cell office:value-type="string" calcext:value-type="string">
            <text:p><text:span text:style-name="T1">NOT NULL CHECK (hero_img_url </text:span>~ '^https?://.+$') DEFAULT img_url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AYSTY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 (25)</text:p>
          </table:table-cell>
          <table:table-cell office:value-type="string" calcext:value-type="string">
            <text:p>NOT NULL UNIQUE</text:p>
          </table:table-cell>
          <table:table-cell office:value-type="string" calcext:value-type="string">
            <text:p>won’t enforce the values but should be selectable from a pre-set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 (255)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_traits</text:p>
          </table:table-cell>
          <table:table-cell office:value-type="string" calcext:value-type="string">
            <text:p>VARCHAR (255)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UNIQUE</text:p>
          </table:table-cell>
          <table:table-cell office:value-type="string" calcext:value-type="string">
            <text:p>id=6 for ‘no tier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NOT NULL 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er_icon_url</text:p>
          </table:table-cell>
          <table:table-cell office:value-type="string" calcext:value-type="string">
            <text:p>VARCHAR(2048)</text:p>
          </table:table-cell>
          <table:table-cell office:value-type="string" calcext:value-type="string">
            <text:p><text:span text:style-name="T1">UNIQUE CHECK (tier_icon_url</text:span> ~ '^https?://.+$')</text:p>
          </table:table-cell>
          <table:table-cell office:value-type="string" calcext:value-type="string">
            <text:p>No default img so can be null, don’t know yet if icon will be used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UB_T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_tier_icon_url</text:p>
          </table:table-cell>
          <table:table-cell office:value-type="string" calcext:value-type="string">
            <text:p>VARCHAR(2048)</text:p>
          </table:table-cell>
          <table:table-cell office:value-type="string" calcext:value-type="string">
            <text:p><text:span text:style-name="T1">NOT NULL UNIQUE CHECK (sub_tier_icon_url</text:span> ~ '^https?://.+$')</text:p>
          </table:table-cell>
          <table:table-cell office:value-type="string" calcext:value-type="string">
            <text:p>to denote if it’s on upper, normal or lower side of tier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JUNCTION TABL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AM_HEROES</text:p>
          </table:table-cell>
          <table:table-cell office:value-type="string" calcext:value-type="string">
            <text:p>N: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_PK</text:p>
          </table:table-cell>
          <table:table-cell/>
          <table:table-cell office:value-type="string" calcext:value-type="string">
            <text:p>COMPOSITE PK, UPDATE CASCADE, DELETE CASCAD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LAYERS &amp; ROLES </text:p>
          </table:table-cell>
          <table:table-cell office:value-type="string" calcext:value-type="string">
            <text:p>N: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 UPDATE CASCADE DELETE SET NO 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 UPDATE CASCADE DELETE SET NO 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 FK DEFAULT 6, NOT NULL, UPDATE CASCADE DELETE SET NO ACTION</text:p>
          </table:table-cell>
          <table:table-cell office:value-type="string" calcext:value-type="string">
            <text:p>Tier id=6 is ‘no tier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_t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 FK DEFAULT 2, NOT NULL, UPDATE CASCADE DELETE SET NO ACTION</text:p>
          </table:table-cell>
          <table:table-cell office:value-type="string" calcext:value-type="string">
            <text:p>Sub tier id=2 is ‘normal’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s_ma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 DEFAULT FALSE</text:p>
          </table:table-cell>
          <table:table-cell office:value-type="string" calcext:value-type="string">
            <text:p><text:span text:style-name="T1">***UPDATE DBSEEDER</text:span></text:p>
            <text:p>has also a partial unique index so that within a player_id there can only be one true is_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ite_PK</text:p>
          </table:table-cell>
          <table:table-cell/>
          <table:table-cell office:value-type="string" calcext:value-type="string">
            <text:p>COMPOSITE PK, UPDATE CASCADE, DELETE CASCAD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LEARNED: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5" table:number-rows-spanned="11">
            <text:p>If your tiers and sub-tiers are fixed, simple, and unlikely to change, then you can skip those tables, assuming these will only be labels.</text:p>
            <text:p>If we want these tiers to have extra details like icons, we definetily need tables and the overhead they may bring (extra tables and using fks).</text:p>
            <text:p>Otherwise value normalization can be done just using CHECK (column IN ()).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LAYERS &amp; HEROES </text:p>
          </table:table-cell>
          <table:table-cell office:value-type="string" calcext:value-type="string">
            <text:p>N:M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office:value-type="string" calcext:value-type="string">
            <text:p>her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office:value-type="string" calcext:value-type="string">
            <text:p>hero_ratin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 NULL CHECK (0-1)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office:value-type="string" calcext:value-type="string">
            <text:p>pick_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 NULL, CHECK (0-1)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***UPDATE DBSEEDER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composite_PK</text:p>
          </table:table-cell>
          <table:table-cell/>
          <table:table-cell office:value-type="string" calcext:value-type="string">
            <text:p>COMPOSITE PK, UPDATE CASCADE, DELETE CASCADE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office:value-type="string" calcext:value-type="string">
            <text:p>PLAYERS &amp; PLAYSTY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umn Name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sty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, PART OF 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_PK</text:p>
          </table:table-cell>
          <table:table-cell/>
          <table:table-cell office:value-type="string" calcext:value-type="string">
            <text:p>COMPOSITE PK, UPDATE CASCADE, DELETE CASCAD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0:10:25.914234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48:05.726736152</meta:creation-date>
    <dc:date>2025-10-30T19:35:47.096732447</dc:date>
    <meta:editing-duration>PT20H16M16S</meta:editing-duration>
    <meta:editing-cycles>40</meta:editing-cycles>
    <meta:generator>LibreOffice/24.2.7.2$Linux_X86_64 LibreOffice_project/420$Build-2</meta:generator>
    <meta:document-statistic meta:table-count="1" meta:cell-count="231" meta:object-count="0"/>
  </office:meta>
</office:document-meta>
</file>